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dddddd" draw:textarea-horizontal-align="justify" draw:textarea-vertical-align="middle" draw:auto-grow-height="false" fo:min-height="0.131cm" fo:min-width="0cm"/>
    </style:style>
    <style:style style:name="gr2" style:family="graphic" style:parent-style-name="standard">
      <style:graphic-properties svg:stroke-color="#000000" draw:fill-color="#00cc33" draw:textarea-horizontal-align="justify" draw:textarea-vertical-align="middle" draw:auto-grow-height="false" fo:min-height="0.021cm" fo:min-width="0cm"/>
    </style:style>
    <style:style style:name="gr3" style:family="graphic" style:parent-style-name="standard">
      <style:graphic-properties svg:stroke-color="#000000" draw:fill-color="#0000ff" draw:textarea-horizontal-align="justify" draw:textarea-vertical-align="middle" draw:auto-grow-height="false" fo:min-height="0.021cm" fo:min-width="0cm"/>
    </style:style>
    <style:style style:name="gr4" style:family="graphic" style:parent-style-name="standard">
      <style:graphic-properties svg:stroke-color="#000000" draw:fill-color="#ff0000" draw:textarea-horizontal-align="justify" draw:textarea-vertical-align="middle" draw:auto-grow-height="false" fo:min-height="0.021cm" fo:min-width="0cm"/>
    </style:style>
    <style:style style:name="gr5" style:family="graphic" style:parent-style-name="objectwithoutfill">
      <style:graphic-properties svg:stroke-color="#000000" draw:fill="none" draw:fill-color="#00cc33" draw:textarea-vertical-align="middle"/>
    </style:style>
    <style:style style:name="gr6" style:family="graphic" style:parent-style-name="objectwithoutfill">
      <style:graphic-properties svg:stroke-color="#000000" draw:marker-end="Arrow" draw:marker-end-width="0.1cm" draw:fill="none" draw:fill-color="#00cc33" draw:textarea-vertical-align="middle"/>
    </style:style>
    <style:style style:name="P1" style:family="paragraph">
      <loext:graphic-properties draw:fill-color="#dddddd"/>
      <style:paragraph-properties fo:text-align="center"/>
    </style:style>
    <style:style style:name="P2" style:family="paragraph">
      <loext:graphic-properties draw:fill-color="#00cc33"/>
      <style:paragraph-properties fo:text-align="center"/>
    </style:style>
    <style:style style:name="P3" style:family="paragraph">
      <loext:graphic-properties draw:fill-color="#0000ff"/>
      <style:paragraph-properties fo:text-align="center"/>
    </style:style>
    <style:style style:name="P4" style:family="paragraph">
      <loext:graphic-properties draw:fill-color="#ff0000"/>
      <style:paragraph-properties fo:text-align="center"/>
    </style:style>
    <style:style style:name="P5" style:family="paragraph">
      <loext:graphic-properties draw:fill="none" draw:fill-color="#00cc33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0.381cm" svg:height="0.381cm" svg:x="1.508cm" svg:y="5.06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381cm" svg:height="0.381cm" svg:x="1.889cm" svg:y="5.06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381cm" svg:height="0.381cm" svg:x="2.27cm" svg:y="5.06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381cm" svg:height="0.381cm" svg:x="2.651cm" svg:y="5.06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381cm" svg:height="0.381cm" svg:x="3.032cm" svg:y="5.06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381cm" svg:height="0.381cm" svg:x="3.413cm" svg:y="5.06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381cm" svg:height="0.381cm" svg:x="3.794cm" svg:y="5.06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381cm" svg:height="0.381cm" svg:x="4.175cm" svg:y="5.06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381cm" svg:height="0.381cm" svg:x="4.556cm" svg:y="5.06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381cm" svg:height="0.381cm" svg:x="4.937cm" svg:y="5.06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381cm" svg:height="0.381cm" svg:x="5.318cm" svg:y="5.06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381cm" svg:height="0.381cm" svg:x="5.699cm" svg:y="5.06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381cm" svg:height="0.381cm" svg:x="6.08cm" svg:y="5.06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381cm" svg:height="0.381cm" svg:x="6.461cm" svg:y="5.06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381cm" svg:height="0.381cm" svg:x="6.842cm" svg:y="5.06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1" draw:id="id1" draw:layer="layout" svg:width="0.381cm" svg:height="0.381cm" svg:x="7.223cm" svg:y="5.06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5" draw:id="id5" draw:layer="layout" svg:width="0.381cm" svg:height="0.381cm" svg:x="7.604cm" svg:y="5.06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381cm" svg:height="0.381cm" svg:x="7.985cm" svg:y="5.06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381cm" svg:height="0.381cm" svg:x="8.366cm" svg:y="5.06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381cm" svg:height="0.381cm" svg:x="8.747cm" svg:y="5.06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381cm" svg:height="0.381cm" svg:x="9.128cm" svg:y="5.06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381cm" svg:height="0.381cm" svg:x="9.509cm" svg:y="5.06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381cm" svg:height="0.381cm" svg:x="9.89cm" svg:y="5.06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381cm" svg:height="0.381cm" svg:x="10.271cm" svg:y="5.06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381cm" svg:height="0.381cm" svg:x="10.652cm" svg:y="5.06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381cm" svg:height="0.381cm" svg:x="11.033cm" svg:y="5.06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381cm" svg:height="0.381cm" svg:x="11.414cm" svg:y="5.06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381cm" svg:height="0.381cm" svg:x="11.795cm" svg:y="5.06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381cm" svg:height="0.381cm" svg:x="12.176cm" svg:y="5.06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381cm" svg:height="0.381cm" svg:x="12.557cm" svg:y="5.06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2" draw:id="id2" draw:layer="layout" svg:width="0.381cm" svg:height="0.381cm" svg:x="7.223cm" svg:y="4.1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3" draw:id="id3" draw:layer="layout" svg:width="0.381cm" svg:height="0.381cm" svg:x="7.223cm" svg:y="2.8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4" draw:id="id4" draw:layer="layout" svg:width="0.381cm" svg:height="0.381cm" svg:x="7.223cm" svg:y="1.5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5" draw:layer="layout" draw:type="line" svg:x1="7.413cm" svg:y1="5.064cm" svg:x2="7.414cm" svg:y2="4.556cm" draw:start-shape="id1" draw:end-shape="id2" draw:end-glue-point="8" svg:d="M7413 5064l1-508" svg:viewBox="0 0 2 509">
          <text:p/>
        </draw:connector>
        <draw:connector draw:style-name="gr5" draw:text-style-name="P5" draw:layer="layout" draw:type="line" svg:x1="7.414cm" svg:y1="4.175cm" svg:x2="7.414cm" svg:y2="3.256cm" draw:start-shape="id2" draw:start-glue-point="4" draw:end-shape="id3" draw:end-glue-point="8" svg:d="M7414 4175v-919" svg:viewBox="0 0 1 920">
          <text:p/>
        </draw:connector>
        <draw:connector draw:style-name="gr5" draw:text-style-name="P5" draw:layer="layout" draw:type="line" svg:x1="7.414cm" svg:y1="2.875cm" svg:x2="7.414cm" svg:y2="1.956cm" draw:start-shape="id3" draw:start-glue-point="4" draw:end-shape="id4" draw:end-glue-point="8" svg:d="M7414 2875v-919" svg:viewBox="0 0 1 920">
          <text:p/>
        </draw:connector>
        <draw:connector draw:style-name="gr6" draw:text-style-name="P5" draw:layer="layout" draw:type="curve" svg:x1="7.414cm" svg:y1="1.575cm" svg:x2="7.794cm" svg:y2="5.064cm" draw:start-shape="id4" draw:start-glue-point="4" draw:end-shape="id5" draw:end-glue-point="0" svg:d="M7414 1575c0-753 691-502 691 716 0 1219-311 442-311 2773" svg:viewBox="0 0 692 3916">
          <text:p/>
        </draw:connector>
        <draw:custom-shape draw:style-name="gr1" draw:text-style-name="P1" draw:layer="layout" svg:width="0.381cm" svg:height="0.381cm" svg:x="1.507cm" svg:y="9.66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381cm" svg:height="0.381cm" svg:x="1.888cm" svg:y="9.66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381cm" svg:height="0.381cm" svg:x="2.269cm" svg:y="9.66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381cm" svg:height="0.381cm" svg:x="2.65cm" svg:y="9.66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381cm" svg:height="0.381cm" svg:x="3.031cm" svg:y="9.66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381cm" svg:height="0.381cm" svg:x="3.412cm" svg:y="9.66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381cm" svg:height="0.381cm" svg:x="3.793cm" svg:y="9.66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381cm" svg:height="0.381cm" svg:x="4.174cm" svg:y="9.66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381cm" svg:height="0.381cm" svg:x="4.555cm" svg:y="9.66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381cm" svg:height="0.381cm" svg:x="4.936cm" svg:y="9.66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381cm" svg:height="0.381cm" svg:x="5.317cm" svg:y="9.66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381cm" svg:height="0.381cm" svg:x="5.698cm" svg:y="9.66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381cm" svg:height="0.381cm" svg:x="6.079cm" svg:y="9.66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381cm" svg:height="0.381cm" svg:x="6.46cm" svg:y="9.66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381cm" svg:height="0.381cm" svg:x="6.841cm" svg:y="9.66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381cm" svg:height="0.381cm" svg:x="7.222cm" svg:y="9.66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6" draw:id="id6" draw:layer="layout" svg:width="0.381cm" svg:height="0.381cm" svg:x="7.603cm" svg:y="9.66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10" draw:id="id10" draw:layer="layout" svg:width="0.381cm" svg:height="0.381cm" svg:x="7.984cm" svg:y="9.66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381cm" svg:height="0.381cm" svg:x="8.365cm" svg:y="9.66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381cm" svg:height="0.381cm" svg:x="8.746cm" svg:y="9.66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381cm" svg:height="0.381cm" svg:x="9.127cm" svg:y="9.66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381cm" svg:height="0.381cm" svg:x="9.508cm" svg:y="9.66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381cm" svg:height="0.381cm" svg:x="9.889cm" svg:y="9.66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381cm" svg:height="0.381cm" svg:x="10.27cm" svg:y="9.66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381cm" svg:height="0.381cm" svg:x="10.651cm" svg:y="9.66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381cm" svg:height="0.381cm" svg:x="11.032cm" svg:y="9.66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381cm" svg:height="0.381cm" svg:x="11.413cm" svg:y="9.66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381cm" svg:height="0.381cm" svg:x="11.794cm" svg:y="9.66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381cm" svg:height="0.381cm" svg:x="12.175cm" svg:y="9.66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381cm" svg:height="0.381cm" svg:x="12.556cm" svg:y="9.66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7" draw:id="id7" draw:layer="layout" svg:width="0.381cm" svg:height="0.381cm" svg:x="7.604cm" svg:y="8.7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8" draw:id="id8" draw:layer="layout" svg:width="0.381cm" svg:height="0.381cm" svg:x="7.604cm" svg:y="7.4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9" draw:id="id9" draw:layer="layout" svg:width="0.381cm" svg:height="0.381cm" svg:x="7.604cm" svg:y="6.1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5" draw:layer="layout" draw:type="line" svg:x1="7.793cm" svg:y1="9.664cm" svg:x2="7.795cm" svg:y2="9.128cm" draw:start-shape="id6" draw:start-glue-point="0" draw:end-shape="id7" draw:end-glue-point="8" svg:d="M7793 9664l2-536" svg:viewBox="0 0 3 537">
          <text:p/>
        </draw:connector>
        <draw:connector draw:style-name="gr5" draw:text-style-name="P5" draw:layer="layout" draw:type="line" svg:x1="7.795cm" svg:y1="8.747cm" svg:x2="7.795cm" svg:y2="7.828cm" draw:start-shape="id7" draw:start-glue-point="4" draw:end-shape="id8" draw:end-glue-point="8" svg:d="M7795 8747v-919" svg:viewBox="0 0 1 920">
          <text:p/>
        </draw:connector>
        <draw:connector draw:style-name="gr5" draw:text-style-name="P5" draw:layer="layout" draw:type="line" svg:x1="7.795cm" svg:y1="7.447cm" svg:x2="7.795cm" svg:y2="6.528cm" draw:start-shape="id8" draw:start-glue-point="4" draw:end-shape="id9" draw:end-glue-point="8" svg:d="M7795 7447v-919" svg:viewBox="0 0 1 920">
          <text:p/>
        </draw:connector>
        <draw:connector draw:style-name="gr6" draw:text-style-name="P5" draw:layer="layout" draw:type="curve" svg:x1="7.795cm" svg:y1="6.147cm" svg:x2="8.174cm" svg:y2="9.664cm" draw:start-shape="id9" draw:start-glue-point="4" draw:end-shape="id10" draw:end-glue-point="0" svg:d="M7795 6147c0-753 691-502 691 723 0 1226-312 442-312 2794" svg:viewBox="0 0 692 3943">
          <text:p/>
        </draw:connector>
        <draw:custom-shape draw:style-name="gr1" draw:text-style-name="P1" draw:layer="layout" svg:width="0.381cm" svg:height="0.381cm" svg:x="1.507cm" svg:y="14.26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381cm" svg:height="0.381cm" svg:x="1.888cm" svg:y="14.26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381cm" svg:height="0.381cm" svg:x="2.269cm" svg:y="14.26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381cm" svg:height="0.381cm" svg:x="2.65cm" svg:y="14.26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381cm" svg:height="0.381cm" svg:x="3.031cm" svg:y="14.26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381cm" svg:height="0.381cm" svg:x="3.412cm" svg:y="14.26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381cm" svg:height="0.381cm" svg:x="3.793cm" svg:y="14.26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381cm" svg:height="0.381cm" svg:x="4.174cm" svg:y="14.26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381cm" svg:height="0.381cm" svg:x="4.555cm" svg:y="14.26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381cm" svg:height="0.381cm" svg:x="4.936cm" svg:y="14.26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381cm" svg:height="0.381cm" svg:x="5.317cm" svg:y="14.26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381cm" svg:height="0.381cm" svg:x="5.698cm" svg:y="14.26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381cm" svg:height="0.381cm" svg:x="6.079cm" svg:y="14.26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381cm" svg:height="0.381cm" svg:x="6.46cm" svg:y="14.26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381cm" svg:height="0.381cm" svg:x="6.841cm" svg:y="14.26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381cm" svg:height="0.381cm" svg:x="7.222cm" svg:y="14.26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381cm" svg:height="0.381cm" svg:x="7.603cm" svg:y="14.26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11" draw:id="id11" draw:layer="layout" svg:width="0.381cm" svg:height="0.381cm" svg:x="7.984cm" svg:y="14.26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15" draw:id="id15" draw:layer="layout" svg:width="0.381cm" svg:height="0.381cm" svg:x="8.365cm" svg:y="14.26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381cm" svg:height="0.381cm" svg:x="8.746cm" svg:y="14.26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381cm" svg:height="0.381cm" svg:x="9.127cm" svg:y="14.26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381cm" svg:height="0.381cm" svg:x="9.508cm" svg:y="14.26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381cm" svg:height="0.381cm" svg:x="9.889cm" svg:y="14.26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381cm" svg:height="0.381cm" svg:x="10.27cm" svg:y="14.26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381cm" svg:height="0.381cm" svg:x="10.651cm" svg:y="14.26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381cm" svg:height="0.381cm" svg:x="11.032cm" svg:y="14.26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381cm" svg:height="0.381cm" svg:x="11.413cm" svg:y="14.26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381cm" svg:height="0.381cm" svg:x="11.794cm" svg:y="14.26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381cm" svg:height="0.381cm" svg:x="12.175cm" svg:y="14.26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381cm" svg:height="0.381cm" svg:x="12.556cm" svg:y="14.26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12" draw:id="id12" draw:layer="layout" svg:width="0.381cm" svg:height="0.381cm" svg:x="7.985cm" svg:y="13.3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13" draw:id="id13" draw:layer="layout" svg:width="0.381cm" svg:height="0.381cm" svg:x="7.985cm" svg:y="12.0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14" draw:id="id14" draw:layer="layout" svg:width="0.381cm" svg:height="0.381cm" svg:x="7.985cm" svg:y="10.7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5" draw:layer="layout" draw:type="line" svg:x1="8.174cm" svg:y1="14.264cm" svg:x2="8.176cm" svg:y2="13.76cm" draw:start-shape="id11" draw:start-glue-point="0" draw:end-shape="id12" draw:end-glue-point="8" svg:d="M8174 14264l2-504" svg:viewBox="0 0 3 505">
          <text:p/>
        </draw:connector>
        <draw:connector draw:style-name="gr5" draw:text-style-name="P5" draw:layer="layout" draw:type="line" svg:x1="8.176cm" svg:y1="13.379cm" svg:x2="8.176cm" svg:y2="12.46cm" draw:start-shape="id12" draw:start-glue-point="4" draw:end-shape="id13" draw:end-glue-point="8" svg:d="M8176 13379v-919" svg:viewBox="0 0 1 920">
          <text:p/>
        </draw:connector>
        <draw:connector draw:style-name="gr5" draw:text-style-name="P5" draw:layer="layout" draw:type="line" svg:x1="8.176cm" svg:y1="12.079cm" svg:x2="8.176cm" svg:y2="11.16cm" draw:start-shape="id13" draw:start-glue-point="4" draw:end-shape="id14" draw:end-glue-point="8" svg:d="M8176 12079v-919" svg:viewBox="0 0 1 920">
          <text:p/>
        </draw:connector>
        <draw:connector draw:style-name="gr6" draw:text-style-name="P5" draw:layer="layout" draw:type="curve" svg:x1="8.176cm" svg:y1="10.779cm" svg:x2="8.555cm" svg:y2="14.264cm" draw:start-shape="id14" draw:start-glue-point="4" draw:end-shape="id15" draw:end-glue-point="0" svg:d="M8176 10779c0-753 691-502 691 715 0 1218-312 442-312 2770" svg:viewBox="0 0 692 3912">
          <text:p/>
        </draw:connector>
        <draw:custom-shape draw:style-name="gr1" draw:text-style-name="P1" draw:layer="layout" svg:width="0.381cm" svg:height="0.381cm" svg:x="14.107cm" svg:y="5.06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381cm" svg:height="0.381cm" svg:x="14.488cm" svg:y="5.06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381cm" svg:height="0.381cm" svg:x="14.869cm" svg:y="5.06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381cm" svg:height="0.381cm" svg:x="15.25cm" svg:y="5.06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381cm" svg:height="0.381cm" svg:x="15.631cm" svg:y="5.06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381cm" svg:height="0.381cm" svg:x="16.012cm" svg:y="5.06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381cm" svg:height="0.381cm" svg:x="16.393cm" svg:y="5.06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381cm" svg:height="0.381cm" svg:x="16.774cm" svg:y="5.06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381cm" svg:height="0.381cm" svg:x="17.155cm" svg:y="5.06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381cm" svg:height="0.381cm" svg:x="17.536cm" svg:y="5.06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381cm" svg:height="0.381cm" svg:x="17.917cm" svg:y="5.06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381cm" svg:height="0.381cm" svg:x="18.298cm" svg:y="5.06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381cm" svg:height="0.381cm" svg:x="18.679cm" svg:y="5.06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381cm" svg:height="0.381cm" svg:x="19.06cm" svg:y="5.06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21" draw:id="id21" draw:layer="layout" svg:width="0.381cm" svg:height="0.381cm" svg:x="19.441cm" svg:y="5.06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16" draw:id="id16" draw:layer="layout" svg:width="0.381cm" svg:height="0.381cm" svg:x="19.822cm" svg:y="5.06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20" draw:id="id20" draw:layer="layout" svg:width="0.381cm" svg:height="0.381cm" svg:x="20.203cm" svg:y="5.06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381cm" svg:height="0.381cm" svg:x="20.584cm" svg:y="5.06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381cm" svg:height="0.381cm" svg:x="20.965cm" svg:y="5.06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381cm" svg:height="0.381cm" svg:x="21.346cm" svg:y="5.06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381cm" svg:height="0.381cm" svg:x="21.727cm" svg:y="5.06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381cm" svg:height="0.381cm" svg:x="22.108cm" svg:y="5.06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381cm" svg:height="0.381cm" svg:x="22.489cm" svg:y="5.06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381cm" svg:height="0.381cm" svg:x="22.87cm" svg:y="5.06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381cm" svg:height="0.381cm" svg:x="23.251cm" svg:y="5.06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381cm" svg:height="0.381cm" svg:x="23.632cm" svg:y="5.06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381cm" svg:height="0.381cm" svg:x="24.013cm" svg:y="5.06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381cm" svg:height="0.381cm" svg:x="24.394cm" svg:y="5.06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381cm" svg:height="0.381cm" svg:x="24.775cm" svg:y="5.06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381cm" svg:height="0.381cm" svg:x="25.156cm" svg:y="5.06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17" draw:id="id17" draw:layer="layout" svg:width="0.381cm" svg:height="0.381cm" svg:x="19.822cm" svg:y="4.1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18" draw:id="id18" draw:layer="layout" svg:width="0.381cm" svg:height="0.381cm" svg:x="19.822cm" svg:y="2.8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19" draw:id="id19" draw:layer="layout" svg:width="0.381cm" svg:height="0.381cm" svg:x="19.822cm" svg:y="1.5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5" draw:layer="layout" draw:type="line" svg:x1="20.012cm" svg:y1="5.064cm" svg:x2="20.013cm" svg:y2="4.556cm" draw:start-shape="id16" draw:end-shape="id17" draw:end-glue-point="8" svg:d="M20012 5064l1-508" svg:viewBox="0 0 2 509">
          <text:p/>
        </draw:connector>
        <draw:connector draw:style-name="gr5" draw:text-style-name="P5" draw:layer="layout" draw:type="line" svg:x1="20.013cm" svg:y1="4.175cm" svg:x2="20.013cm" svg:y2="3.256cm" draw:start-shape="id17" draw:start-glue-point="4" draw:end-shape="id18" draw:end-glue-point="8" svg:d="M20013 4175v-919" svg:viewBox="0 0 1 920">
          <text:p/>
        </draw:connector>
        <draw:connector draw:style-name="gr5" draw:text-style-name="P5" draw:layer="layout" draw:type="line" svg:x1="20.013cm" svg:y1="2.875cm" svg:x2="20.013cm" svg:y2="1.956cm" draw:start-shape="id18" draw:start-glue-point="4" draw:end-shape="id19" draw:end-glue-point="8" svg:d="M20013 2875v-919" svg:viewBox="0 0 1 920">
          <text:p/>
        </draw:connector>
        <draw:connector draw:style-name="gr6" draw:text-style-name="P5" draw:layer="layout" draw:type="curve" svg:x1="20.013cm" svg:y1="1.575cm" svg:x2="20.393cm" svg:y2="5.064cm" draw:start-shape="id19" draw:start-glue-point="4" draw:end-shape="id20" draw:end-glue-point="0" svg:d="M20013 1575c0-753 691-502 691 716 0 1219-311 442-311 2773" svg:viewBox="0 0 692 3916">
          <text:p/>
        </draw:connector>
        <draw:connector draw:style-name="gr5" draw:text-style-name="P5" draw:layer="layout" draw:type="line" svg:x1="19.631cm" svg:y1="5.064cm" svg:x2="19.631cm" svg:y2="4.556cm" draw:start-shape="id21" draw:start-glue-point="0" draw:end-shape="id22" draw:end-glue-point="8" svg:d="M19631 5064v-508" svg:viewBox="0 0 1 509">
          <text:p/>
        </draw:connector>
        <draw:connector draw:style-name="gr5" draw:text-style-name="P5" draw:layer="layout" draw:type="line" svg:x1="19.631cm" svg:y1="4.175cm" svg:x2="20.013cm" svg:y2="3.256cm" draw:start-shape="id22" draw:start-glue-point="4" draw:end-shape="id18" draw:end-glue-point="8" svg:d="M19631 4175l382-919" svg:viewBox="0 0 383 920">
          <text:p/>
        </draw:connector>
        <draw:custom-shape draw:style-name="gr2" draw:text-style-name="P2" xml:id="id22" draw:id="id22" draw:layer="layout" svg:width="0.381cm" svg:height="0.381cm" svg:x="19.44cm" svg:y="4.1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81cm" svg:height="0.381cm" svg:x="14.106cm" svg:y="9.66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381cm" svg:height="0.381cm" svg:x="14.487cm" svg:y="9.66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381cm" svg:height="0.381cm" svg:x="14.868cm" svg:y="9.66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381cm" svg:height="0.381cm" svg:x="15.249cm" svg:y="9.66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381cm" svg:height="0.381cm" svg:x="15.63cm" svg:y="9.66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381cm" svg:height="0.381cm" svg:x="16.011cm" svg:y="9.66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381cm" svg:height="0.381cm" svg:x="16.392cm" svg:y="9.66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381cm" svg:height="0.381cm" svg:x="16.773cm" svg:y="9.66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381cm" svg:height="0.381cm" svg:x="17.154cm" svg:y="9.66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381cm" svg:height="0.381cm" svg:x="17.535cm" svg:y="9.66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381cm" svg:height="0.381cm" svg:x="17.916cm" svg:y="9.66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381cm" svg:height="0.381cm" svg:x="18.297cm" svg:y="9.66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381cm" svg:height="0.381cm" svg:x="18.678cm" svg:y="9.66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381cm" svg:height="0.381cm" svg:x="19.059cm" svg:y="9.66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381cm" svg:height="0.381cm" svg:x="19.44cm" svg:y="9.66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28" draw:id="id28" draw:layer="layout" svg:width="0.381cm" svg:height="0.381cm" svg:x="19.821cm" svg:y="9.66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23" draw:id="id23" draw:layer="layout" svg:width="0.381cm" svg:height="0.381cm" svg:x="20.202cm" svg:y="9.66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27" draw:id="id27" draw:layer="layout" svg:width="0.381cm" svg:height="0.381cm" svg:x="20.583cm" svg:y="9.66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381cm" svg:height="0.381cm" svg:x="20.964cm" svg:y="9.66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381cm" svg:height="0.381cm" svg:x="21.345cm" svg:y="9.66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381cm" svg:height="0.381cm" svg:x="21.726cm" svg:y="9.66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381cm" svg:height="0.381cm" svg:x="22.107cm" svg:y="9.66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381cm" svg:height="0.381cm" svg:x="22.488cm" svg:y="9.66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381cm" svg:height="0.381cm" svg:x="22.869cm" svg:y="9.66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381cm" svg:height="0.381cm" svg:x="23.25cm" svg:y="9.66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381cm" svg:height="0.381cm" svg:x="23.631cm" svg:y="9.66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381cm" svg:height="0.381cm" svg:x="24.012cm" svg:y="9.66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381cm" svg:height="0.381cm" svg:x="24.393cm" svg:y="9.66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381cm" svg:height="0.381cm" svg:x="24.774cm" svg:y="9.66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381cm" svg:height="0.381cm" svg:x="25.155cm" svg:y="9.66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24" draw:id="id24" draw:layer="layout" svg:width="0.381cm" svg:height="0.381cm" svg:x="20.202cm" svg:y="8.7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25" draw:id="id25" draw:layer="layout" svg:width="0.381cm" svg:height="0.381cm" svg:x="20.202cm" svg:y="7.4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26" draw:id="id26" draw:layer="layout" svg:width="0.381cm" svg:height="0.381cm" svg:x="20.202cm" svg:y="6.1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5" draw:layer="layout" draw:type="line" svg:x1="20.392cm" svg:y1="9.664cm" svg:x2="20.393cm" svg:y2="9.156cm" draw:start-shape="id23" draw:start-glue-point="0" draw:end-shape="id24" draw:end-glue-point="8" svg:d="M20392 9664l1-508" svg:viewBox="0 0 2 509">
          <text:p/>
        </draw:connector>
        <draw:connector draw:style-name="gr5" draw:text-style-name="P5" draw:layer="layout" draw:type="line" svg:x1="20.393cm" svg:y1="8.775cm" svg:x2="20.393cm" svg:y2="7.856cm" draw:start-shape="id24" draw:start-glue-point="4" draw:end-shape="id25" draw:end-glue-point="8" svg:d="M20393 8775v-919" svg:viewBox="0 0 1 920">
          <text:p/>
        </draw:connector>
        <draw:connector draw:style-name="gr5" draw:text-style-name="P5" draw:layer="layout" draw:type="line" svg:x1="20.393cm" svg:y1="7.475cm" svg:x2="20.393cm" svg:y2="6.556cm" draw:start-shape="id25" draw:start-glue-point="4" draw:end-shape="id26" draw:end-glue-point="8" svg:d="M20393 7475v-919" svg:viewBox="0 0 1 920">
          <text:p/>
        </draw:connector>
        <draw:connector draw:style-name="gr6" draw:text-style-name="P5" draw:layer="layout" draw:type="curve" svg:x1="20.393cm" svg:y1="6.175cm" svg:x2="20.773cm" svg:y2="9.664cm" draw:start-shape="id26" draw:start-glue-point="4" draw:end-shape="id27" draw:end-glue-point="0" svg:d="M20393 6175c0-753 691-502 691 716 0 1219-311 442-311 2773" svg:viewBox="0 0 692 3916">
          <text:p/>
        </draw:connector>
        <draw:connector draw:style-name="gr5" draw:text-style-name="P5" draw:layer="layout" draw:type="line" svg:x1="20.011cm" svg:y1="9.664cm" svg:x2="20.011cm" svg:y2="9.156cm" draw:start-shape="id28" draw:start-glue-point="0" draw:end-shape="id29" draw:end-glue-point="8" svg:d="M20011 9664v-508" svg:viewBox="0 0 1 509">
          <text:p/>
        </draw:connector>
        <draw:connector draw:style-name="gr5" draw:text-style-name="P5" draw:layer="layout" draw:type="line" svg:x1="20.011cm" svg:y1="8.775cm" svg:x2="20.393cm" svg:y2="7.856cm" draw:start-shape="id29" draw:start-glue-point="4" draw:end-shape="id25" draw:end-glue-point="8" svg:d="M20011 8775l382-919" svg:viewBox="0 0 383 920">
          <text:p/>
        </draw:connector>
        <draw:custom-shape draw:style-name="gr2" draw:text-style-name="P2" xml:id="id29" draw:id="id29" draw:layer="layout" svg:width="0.381cm" svg:height="0.381cm" svg:x="19.82cm" svg:y="8.7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81cm" svg:height="0.381cm" svg:x="14.105cm" svg:y="14.26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381cm" svg:height="0.381cm" svg:x="14.486cm" svg:y="14.26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381cm" svg:height="0.381cm" svg:x="14.867cm" svg:y="14.26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381cm" svg:height="0.381cm" svg:x="15.248cm" svg:y="14.26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381cm" svg:height="0.381cm" svg:x="15.629cm" svg:y="14.26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381cm" svg:height="0.381cm" svg:x="16.01cm" svg:y="14.26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381cm" svg:height="0.381cm" svg:x="16.391cm" svg:y="14.26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381cm" svg:height="0.381cm" svg:x="16.772cm" svg:y="14.26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381cm" svg:height="0.381cm" svg:x="17.153cm" svg:y="14.26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381cm" svg:height="0.381cm" svg:x="17.534cm" svg:y="14.26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381cm" svg:height="0.381cm" svg:x="17.915cm" svg:y="14.26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381cm" svg:height="0.381cm" svg:x="18.296cm" svg:y="14.26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381cm" svg:height="0.381cm" svg:x="18.677cm" svg:y="14.26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381cm" svg:height="0.381cm" svg:x="19.058cm" svg:y="14.26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381cm" svg:height="0.381cm" svg:x="19.439cm" svg:y="14.26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381cm" svg:height="0.381cm" svg:x="19.82cm" svg:y="14.26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35" draw:id="id35" draw:layer="layout" svg:width="0.381cm" svg:height="0.381cm" svg:x="20.201cm" svg:y="14.26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30" draw:id="id30" draw:layer="layout" svg:width="0.381cm" svg:height="0.381cm" svg:x="20.582cm" svg:y="14.26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34" draw:id="id34" draw:layer="layout" svg:width="0.381cm" svg:height="0.381cm" svg:x="20.963cm" svg:y="14.26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381cm" svg:height="0.381cm" svg:x="21.344cm" svg:y="14.26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381cm" svg:height="0.381cm" svg:x="21.725cm" svg:y="14.26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381cm" svg:height="0.381cm" svg:x="22.106cm" svg:y="14.26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381cm" svg:height="0.381cm" svg:x="22.487cm" svg:y="14.26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381cm" svg:height="0.381cm" svg:x="22.868cm" svg:y="14.26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381cm" svg:height="0.381cm" svg:x="23.249cm" svg:y="14.26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381cm" svg:height="0.381cm" svg:x="23.63cm" svg:y="14.26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381cm" svg:height="0.381cm" svg:x="24.011cm" svg:y="14.26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381cm" svg:height="0.381cm" svg:x="24.392cm" svg:y="14.26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381cm" svg:height="0.381cm" svg:x="24.773cm" svg:y="14.26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381cm" svg:height="0.381cm" svg:x="25.154cm" svg:y="14.26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31" draw:id="id31" draw:layer="layout" svg:width="0.381cm" svg:height="0.381cm" svg:x="20.582cm" svg:y="13.3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32" draw:id="id32" draw:layer="layout" svg:width="0.381cm" svg:height="0.381cm" svg:x="20.582cm" svg:y="12.0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33" draw:id="id33" draw:layer="layout" svg:width="0.381cm" svg:height="0.381cm" svg:x="20.582cm" svg:y="10.7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5" draw:layer="layout" draw:type="line" svg:x1="20.772cm" svg:y1="14.264cm" svg:x2="20.773cm" svg:y2="13.756cm" draw:start-shape="id30" draw:start-glue-point="0" draw:end-shape="id31" draw:end-glue-point="8" svg:d="M20772 14264l1-508" svg:viewBox="0 0 2 509">
          <text:p/>
        </draw:connector>
        <draw:connector draw:style-name="gr5" draw:text-style-name="P5" draw:layer="layout" draw:type="line" svg:x1="20.773cm" svg:y1="13.375cm" svg:x2="20.773cm" svg:y2="12.456cm" draw:start-shape="id31" draw:start-glue-point="4" draw:end-shape="id32" draw:end-glue-point="8" svg:d="M20773 13375v-919" svg:viewBox="0 0 1 920">
          <text:p/>
        </draw:connector>
        <draw:connector draw:style-name="gr5" draw:text-style-name="P5" draw:layer="layout" draw:type="line" svg:x1="20.773cm" svg:y1="12.075cm" svg:x2="20.773cm" svg:y2="11.156cm" draw:start-shape="id32" draw:start-glue-point="4" draw:end-shape="id33" draw:end-glue-point="8" svg:d="M20773 12075v-919" svg:viewBox="0 0 1 920">
          <text:p/>
        </draw:connector>
        <draw:connector draw:style-name="gr6" draw:text-style-name="P5" draw:layer="layout" draw:type="curve" svg:x1="20.773cm" svg:y1="10.775cm" svg:x2="21.153cm" svg:y2="14.264cm" draw:start-shape="id33" draw:start-glue-point="4" draw:end-shape="id34" draw:end-glue-point="0" svg:d="M20773 10775c0-753 691-502 691 716 0 1219-311 442-311 2773" svg:viewBox="0 0 692 3916">
          <text:p/>
        </draw:connector>
        <draw:connector draw:style-name="gr5" draw:text-style-name="P5" draw:layer="layout" draw:type="line" svg:x1="20.391cm" svg:y1="14.264cm" svg:x2="20.391cm" svg:y2="13.756cm" draw:start-shape="id35" draw:start-glue-point="0" draw:end-shape="id36" draw:end-glue-point="8" svg:d="M20391 14264v-508" svg:viewBox="0 0 1 509">
          <text:p/>
        </draw:connector>
        <draw:connector draw:style-name="gr5" draw:text-style-name="P5" draw:layer="layout" draw:type="line" svg:x1="20.391cm" svg:y1="13.375cm" svg:x2="20.773cm" svg:y2="12.456cm" draw:start-shape="id36" draw:start-glue-point="4" draw:end-shape="id32" draw:end-glue-point="8" svg:d="M20391 13375l382-919" svg:viewBox="0 0 383 920">
          <text:p/>
        </draw:connector>
        <draw:custom-shape draw:style-name="gr2" draw:text-style-name="P2" xml:id="id36" draw:id="id36" draw:layer="layout" svg:width="0.381cm" svg:height="0.381cm" svg:x="20.2cm" svg:y="13.3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bg" fo:country="BG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fffff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marker-end="Arrow" draw:marker-end-width="0.1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22T11:45:13.164881258</meta:creation-date>
    <dc:date>2018-06-22T13:41:30.455740176</dc:date>
    <meta:editing-duration>PT25M8S</meta:editing-duration>
    <meta:editing-cycles>14</meta:editing-cycles>
    <meta:generator>LibreOffice/5.1.6.2$MacOSX_X86_64 LibreOffice_project/07ac168c60a517dba0f0d7bc7540f5afa45f0909</meta:generator>
    <meta:document-statistic meta:object-count="231"/>
  </office:meta>
</office:document-meta>
</file>